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A000000790F46343F991587DD.png" manifest:media-type="image/png"/>
  <manifest:file-entry manifest:full-path="Pictures/100000010000030D0000022DDDF8D10FA1C4832C.png" manifest:media-type="image/png"/>
  <manifest:file-entry manifest:full-path="Pictures/10000001000002D90000027C1766B7E1AE3029E9.png" manifest:media-type="image/png"/>
  <manifest:file-entry manifest:full-path="Pictures/100000010000031C000001ABAA0B18C4491A4E09.png" manifest:media-type="image/png"/>
  <manifest:file-entry manifest:full-path="Pictures/1000000100000326000001CB7626CF07285E0256.png" manifest:media-type="image/png"/>
  <manifest:file-entry manifest:full-path="Pictures/1000000100000298000001746321B520C8ECD649.png" manifest:media-type="image/png"/>
  <manifest:file-entry manifest:full-path="Pictures/100000010000019D00000053168981C7D735D6BB.png" manifest:media-type="image/png"/>
  <manifest:file-entry manifest:full-path="Pictures/10000001000002B40000024906C25C358C0E8FCC.png" manifest:media-type="image/png"/>
  <manifest:file-entry manifest:full-path="Pictures/100000010000026F0000006F56F9142A05DD3997.png" manifest:media-type="image/png"/>
  <manifest:file-entry manifest:full-path="Pictures/10000001000001B90000005FFB0AFA5F73DF76B8.png" manifest:media-type="image/png"/>
  <manifest:file-entry manifest:full-path="Pictures/10000001000001C700000034119F312B933A56FC.png" manifest:media-type="image/png"/>
  <manifest:file-entry manifest:full-path="Pictures/100000010000029E00000034FB69B97A05FB8C0F.png" manifest:media-type="image/png"/>
  <manifest:file-entry manifest:full-path="Pictures/100000010000031200000231CCEF3800A5AB7F8F.png" manifest:media-type="image/png"/>
  <manifest:file-entry manifest:full-path="Pictures/1000000100000209000000C593D1B40511D110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f0dbc" officeooo:paragraph-rsid="001f0d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x="1.318cm" svg:y="-0.078cm" svg:width="13.945cm" svg:height="9.945cm" draw:z-index="0"><draw:image xlink:href="Pictures/100000010000030D0000022DDDF8D10FA1C4832C.png" xlink:type="simple" xlink:show="embed" xlink:actuate="onLoad" draw:mime-type="image/png"/></draw:frame></text:p>
      <text:p text:style-name="Standard"/>
      <text:p text:style-name="Standard"><draw:frame draw:style-name="fr4" draw:name="Imagen2" text:anchor-type="char" svg:x="0.803cm" svg:y="1.185cm" svg:width="16.753cm" svg:height="8.987cm" draw:z-index="1"><draw:image xlink:href="Pictures/100000010000031C000001ABAA0B18C4491A4E09.png" xlink:type="simple" xlink:show="embed" xlink:actuate="onLoad" draw:mime-type="image/png"/></draw:frame></text:p>
      <text:p text:style-name="P1"/>
      <text:p text:style-name="Standard"/>
      <text:p text:style-name="Standard"><draw:frame draw:style-name="fr4" draw:name="Imagen3" text:anchor-type="char" svg:x="1.198cm" svg:y="1.432cm" svg:width="14.531cm" svg:height="8.273cm" draw:z-index="2"><draw:image xlink:href="Pictures/1000000100000326000001CB7626CF07285E0256.png" xlink:type="simple" xlink:show="embed" xlink:actuate="onLoad" draw:mime-type="image/png"/></draw:frame></text:p>
      <text:p text:style-name="P2">Ç</text:p>
      <text:p text:style-name="P2"/>
      <text:p text:style-name="P2"/>
      <text:p text:style-name="P2"><draw:frame draw:style-name="fr4" draw:name="Imagen4" text:anchor-type="char" svg:x="0.928cm" svg:y="1.789cm" svg:width="14.231cm" svg:height="12.03cm" draw:z-index="3"><draw:image xlink:href="Pictures/10000001000002B40000024906C25C358C0E8FCC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4" draw:name="Imagen5" text:anchor-type="char" svg:x="0.305cm" svg:y="0.363cm" svg:width="17cm" svg:height="9.523cm" draw:z-index="4"><draw:image xlink:href="Pictures/1000000100000298000001746321B520C8ECD649.png" xlink:type="simple" xlink:show="embed" xlink:actuate="onLoad" draw:mime-type="image/png"/></draw:frame><draw:frame draw:style-name="fr4" draw:name="Imagen6" text:anchor-type="char" svg:x="-0.048cm" svg:y="10.301cm" svg:width="17cm" svg:height="14.831cm" draw:z-index="5"><draw:image xlink:href="Pictures/10000001000002D90000027C1766B7E1AE3029E9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><draw:frame draw:style-name="fr1" draw:name="Imagen7" text:anchor-type="char" svg:width="16.485cm" svg:height="2.937cm" draw:z-index="6"><draw:image xlink:href="Pictures/100000010000026F0000006F56F9142A05DD3997.png" xlink:type="simple" xlink:show="embed" xlink:actuate="onLoad" draw:mime-type="image/png"/></draw:frame></text:p>
      <text:p text:style-name="P2"><draw:frame draw:style-name="fr4" draw:name="Imagen8" text:anchor-type="char" svg:x="0.014cm" svg:y="0.21cm" svg:width="16.776cm" svg:height="3.201cm" draw:z-index="7"><draw:image xlink:href="Pictures/100000010000027A000000790F46343F991587DD.png" xlink:type="simple" xlink:show="embed" xlink:actuate="onLoad" draw:mime-type="image/png"/></draw:frame></text:p>
      <text:p text:style-name="P2"><draw:frame draw:style-name="fr4" draw:name="Imagen9" text:anchor-type="char" svg:x="0.261cm" svg:y="0.445cm" svg:width="16.411cm" svg:height="3.535cm" draw:z-index="8"><draw:image xlink:href="Pictures/10000001000001B90000005FFB0AFA5F73DF76B8.png" xlink:type="simple" xlink:show="embed" xlink:actuate="onLoad" draw:mime-type="image/png"/></draw:frame></text:p>
      <text:p text:style-name="P2"><draw:frame draw:style-name="fr4" draw:name="Imagen10" text:anchor-type="char" svg:x="0.896cm" svg:y="0.205cm" svg:width="15.208cm" svg:height="1.737cm" draw:z-index="9"><draw:image xlink:href="Pictures/10000001000001C700000034119F312B933A56FC.png" xlink:type="simple" xlink:show="embed" xlink:actuate="onLoad" draw:mime-type="image/png"/></draw:frame></text:p>
      <text:p text:style-name="P2"/>
      <text:p text:style-name="P2"/>
      <text:p text:style-name="P2"><draw:frame draw:style-name="fr2" draw:name="Imagen11" text:anchor-type="char" svg:width="17cm" svg:height="1.318cm" draw:z-index="10"><draw:image xlink:href="Pictures/100000010000029E00000034FB69B97A05FB8C0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width="16.984cm" svg:height="3.413cm" draw:z-index="11"><draw:image xlink:href="Pictures/100000010000019D00000053168981C7D735D6BB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n13" text:anchor-type="char" svg:width="17cm" svg:height="12.132cm" draw:z-index="12"><draw:image xlink:href="Pictures/100000010000031200000231CCEF3800A5AB7F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4" text:anchor-type="char" svg:width="13.787cm" svg:height="5.212cm" draw:z-index="13"><draw:image xlink:href="Pictures/1000000100000209000000C593D1B40511D110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9:07:01.232000000</meta:creation-date>
    <dc:date>2023-11-28T10:07:22.232000000</dc:date>
    <meta:editing-duration>PT1H20S</meta:editing-duration>
    <meta:editing-cycles>4</meta:editing-cycles>
    <meta:generator>LibreOffice/7.4.6.2$Windows_X86_64 LibreOffice_project/5b1f5509c2decdade7fda905e3e1429a67acd63d</meta:generator>
    <meta:document-statistic meta:table-count="0" meta:image-count="14" meta:object-count="0" meta:page-count="9" meta:paragraph-count="1" meta:word-count="1" meta:character-count="1" meta:non-whitespace-character-count="1"/>
  </office:meta>
</office:document-meta>
</file>